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loadUtilsTests.createDefaultDataBuffer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Utils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UtilsTests.createNettyDataBuffer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yloadUtilsTests.createWithDefaultBuff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yloadUtilsTests.retainAndReleaseWithNett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yloadUtilsTests.createWithNettyBuff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yloadUtilsTests.createWithNettyAndDefaultBuff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yloadUtilsTests.createWithDefaultAndNettyBuff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yloadUtilsTests.retainAndReleaseWithDefaul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yloadUtilsTests.createWithDefaul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yloadUtilsTests.createWithNetty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